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1" fo:language="en" fo:country="US"/>
    </style:style>
    <style:style style:name="P7" style:family="paragraph" style:parent-style-name="Standard">
      <style:text-properties style:font-name="Century Gothic1" fo:language="en" fo:country="US" fo:font-weight="bold" style:font-weight-asian="bold"/>
    </style:style>
    <style:style style:name="P8" style:family="paragraph" style:parent-style-name="Standard" style:list-style-name="WW8Num12">
      <style:text-properties style:font-name="Century Gothic1" fo:language="en" fo:country="US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1pt" fo:language="en" fo:country="US" style:font-size-asian="11pt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Century Gothic"/>
    </style:style>
    <style:style style:name="T8" style:family="text">
      <style:text-properties style:font-name="Century Gothic" fo:language="en" fo:country="US"/>
    </style:style>
    <style:style style:name="T9" style:family="text">
      <style:text-properties style:font-name="Andale Mono"/>
    </style:style>
    <style:style style:name="T10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2"><text:tab/>- Operator<text:line-break/><text:tab/>- Control Flow (if-else, for/while)</text:p>
      <text:p text:style-name="P6"/>
      <text:p text:style-name="P6"/>
      <text:p text:style-name="P7">Objective :</text:p>
      <text:list xml:id="list2127909310" text:style-name="WW8Num12">
        <text:list-item>
          <text:p text:style-name="P8">Memahami Operator</text:p>
        </text:list-item>
        <text:list-item>
          <text:p text:style-name="P8">Memahami Control Flow (if-else, for/while)</text:p>
        </text:list-item>
        <text:list-item>
          <text:p text:style-name="P8">Memakai percabangan yang tepat</text:p>
        </text:list-item>
        <text:list-item>
          <text:p text:style-name="P8">Memakai perulangan yang tepat</text:p>
        </text:list-item>
      </text:list>
      <text:p text:style-name="P9"/>
      <text:p text:style-name="P3">Tugas praktikum :</text:p>
      <text:p text:style-name="P3"/>
      <text:p text:style-name="P4"><text:span text:style-name="T3">Praktikum Soal 1<text:line-break/><text:line-break/><text:tab/></text:span><text:span text:style-name="T4">1. Buatlah file Latihan.java.</text:span></text:p>
      <text:p text:style-name="P5"><text:tab/>2. Edit file Latihan.java dengan sintaks seperti ini :<text:line-break/><text:line-break/><text:tab/><text:span text:style-name="T1">public class </text:span><text:span text:style-name="T1">Latihan</text:span><text:span text:style-name="T1">{ </text:span></text:p>
      <text:p text:style-name="P10"><text:tab/><text:tab/>public static void main(String[] args){ </text:p>
      <text:p text:style-name="P10"><text:tab/><text:tab/><text:tab/>int age = 21; </text:p>
      <text:p text:style-name="P10"/>
      <text:p text:style-name="P10"><text:tab/><text:tab/><text:tab/>System.out.println(age &gt; 50 ? "You are old" : "You are </text:p>
      <text:p text:style-name="P10"><text:tab/><text:tab/><text:tab/>young"); </text:p>
      <text:p text:style-name="P10"><text:tab/><text:tab/>} </text:p>
      <text:p text:style-name="P5"><text:span text:style-name="T1"><text:tab/>}<text:line-break/><text:line-break/><text:tab/></text:span>3. Compile file Latihan.java menggunakan java compiler (javac) :<text:line-break/><text:line-break/><text:tab/><text:tab/><text:span text:style-name="T1">$ javac </text:span><text:span text:style-name="T1">Latihan</text:span><text:span text:style-name="T1">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2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2">You are young <text:line-break/></text:span><text:span text:style-name="T5"><text:line-break/><text:tab/>6. Setelah proses running tampil seperti di atas, beri penjelasan dari sintaks <text:tab/> <text:s text:c="3"/>pada file Latihan.java dengan hasil running file tersebut !<text:line-break/><text:line-break/></text:span></text:p>
      <text:p text:style-name="P5"><text:span text:style-name="T5"><text:tab/><text:tab/></text:span><text:line-break/></text:p>
      <text:p text:style-name="P5"/>
      <text:p text:style-name="P3"><text:soft-page-break/>Praktikum Soal 2</text:p>
      <text:p text:style-name="P3"/>
      <text:p text:style-name="P3"><text:tab/><text:span text:style-name="T4">1. Buatlah file </text:span><text:span text:style-name="T6">Latihan</text:span><text:span text:style-name="T4">.java.</text:span></text:p>
      <text:p text:style-name="P5"><text:tab/>2. Edit file <text:span text:style-name="T5">Latihan</text:span>.java dengan sintaks seperti ini :<text:line-break/><text:line-break/><text:tab/><text:tab/><text:span text:style-name="T1">public class Latihan{ </text:span></text:p>
      <text:p text:style-name="P10"><text:tab/><text:tab/><text:tab/>public static void main(String args[]){ </text:p>
      <text:p text:style-name="P10"><text:tab/><text:tab/> </text:p>
      <text:p text:style-name="P10"><text:tab/><text:tab/><text:tab/><text:tab/>for (int x = 0; x &lt; 7; x++){ </text:p>
      <text:p text:style-name="P10"><text:tab/><text:tab/><text:tab/> </text:p>
      <text:p text:style-name="P10"><text:tab/><text:tab/><text:tab/><text:tab/><text:tab/>System.out.println("Hello, Worlds we are </text:p>
      <text:p text:style-name="P10"><text:tab/><text:tab/><text:tab/><text:tab/><text:tab/>using loops"); </text:p>
      <text:p text:style-name="P10"><text:tab/><text:tab/><text:tab/><text:tab/>} </text:p>
      <text:p text:style-name="P10"><text:tab/><text:tab/><text:tab/>} </text:p>
      <text:p text:style-name="P5"><text:span text:style-name="T1"><text:tab/><text:tab/>}<text:line-break/><text:line-break/><text:tab/></text:span>3. Compile file Latihan.java menggunakan java compiler (javac) :<text:line-break/><text:line-break/><text:tab/><text:tab/><text:span text:style-name="T1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2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 <text:line-break/><text:tab/><text:tab/></text:span><text:span text:style-name="T2">Hello, Worlds we are using loops </text:span>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 </text:p>
      <text:p text:style-name="P1"><text:line-break/><text:tab/>6. Setelah proses running tampil seperti di atas, beri penjelasan dari sintaks <text:tab/> <text:s text:c="3"/>pada file Latihan.java dengan hasil running file tersebut 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3</text:p>
      <text:p text:style-name="P1"/>
      <text:p text:style-name="P1"><text:tab/>1. Buatlah file Latihan.java.</text:p>
      <text:p text:style-name="P5"><text:tab/>2. Edit file Latihan.java dengan sintaks seperti ini :<text:line-break/><text:line-break/><text:tab/><text:tab/><text:span text:style-name="T1">public class Latihan{ </text:span></text:p>
      <text:p text:style-name="P10"><text:tab/><text:tab/><text:tab/>public static void main(String args[]){ </text:p>
      <text:p text:style-name="P10"><text:tab/><text:tab/> </text:p>
      <text:p text:style-name="P10"><text:tab/><text:tab/><text:tab/><text:tab/>while(true) { </text:p>
      <text:p text:style-name="P10"><text:tab/><text:tab/><text:tab/><text:tab/><text:tab/>System.out.println("Hello, Worlds we are </text:p>
      <text:p text:style-name="P10"><text:tab/><text:tab/><text:tab/><text:tab/><text:tab/>using loops"); </text:p>
      <text:p text:style-name="P10"><text:tab/><text:tab/><text:tab/><text:tab/>} </text:p>
      <text:p text:style-name="P10"><text:tab/><text:tab/><text:tab/>} </text:p>
      <text:p text:style-name="P5"><text:span text:style-name="T1"><text:tab/><text:tab/>}<text:line-break/><text:line-break/><text:tab/></text:span>3. Compile file Latihan.java menggunakan java compiler (javac) :<text:line-break/><text:line-break/><text:tab/><text:tab/><text:span text:style-name="T1">$ javac Latihan.java<text:line-break/><text:line-break/><text:tab/></text:span>4. Setelah kompilasi berhasil, running file Latihan.java menggunakan</text:p>
      <text:p text:style-name="P5"><text:tab/> <text:s text:c="3"/>perintah seperti berikut :<text:line-break/><text:tab/><text:line-break/><text:tab/><text:tab/><text:span text:style-name="T2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2">Hello, Worlds we are using loops </text:span>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 </text:p>
      <text:p text:style-name="P11"><text:tab/><text:tab/>Hello, Worlds we are using loops</text:p>
      <text:p text:style-name="P5"><text:span text:style-name="T2"><text:tab/><text:tab/>…..... …..... …. ….. ….... ….... 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<text:soft-page-break/>Praktikum Soal 4</text:p>
      <text:p text:style-name="P1"/>
      <text:p text:style-name="P1"><text:tab/>1. Buatlah file Latihan.java.</text:p>
      <text:p text:style-name="P5"><text:tab/>2. Edit file <text:span text:style-name="T5">Latihan</text:span>.java dengan sintaks seperti ini :<text:line-break/><text:line-break/><text:tab/><text:tab/><text:span text:style-name="T1">public class </text:span><text:span text:style-name="T2">Latihan</text:span><text:span text:style-name="T1">{ </text:span></text:p>
      <text:p text:style-name="P10"><text:tab/><text:tab/><text:tab/>public static void main(String[] args){ </text:p>
      <text:p text:style-name="P10"><text:tab/><text:tab/> <text:tab/><text:tab/>System.out.println(“Instr 1”);</text:p>
      <text:p text:style-name="P10"><text:tab/><text:tab/><text:tab/><text:tab/>if(1&gt;2){</text:p>
      <text:p text:style-name="P10"><text:tab/><text:tab/><text:tab/><text:tab/><text:tab/>System.out.println(“Instr 2”);</text:p>
      <text:p text:style-name="P10"><text:tab/><text:tab/><text:tab/><text:tab/>}else{</text:p>
      <text:p text:style-name="P10"><text:tab/><text:tab/><text:tab/><text:tab/><text:tab/>System.out.println(“Instr 3”);</text:p>
      <text:p text:style-name="P10"><text:tab/><text:tab/><text:tab/><text:tab/>}</text:p>
      <text:p text:style-name="P10"><text:tab/><text:tab/><text:tab/><text:tab/>System.out.println(“Instr 4”);</text:p>
      <text:p text:style-name="P10"><text:tab/><text:tab/><text:tab/>}</text:p>
      <text:p text:style-name="P10"><text:tab/><text:tab/>}<text:line-break/><text:line-break/><text:tab/><text:span text:style-name="T7">3. Compile file </text:span><text:span text:style-name="T8">Latihan</text:span><text:span text:style-name="T7">.java menggunakan java compiler (javac) :<text:line-break/><text:line-break/><text:tab/><text:tab/></text:span>$ javac <text:span text:style-name="T2">Latihan</text:span>.java<text:line-break/><text:line-break/><text:tab/><text:span text:style-name="T7">4. Setelah kompilasi berhasil, running file </text:span><text:span text:style-name="T8">Latihan</text:span><text:span text:style-name="T7">.java menggunakan</text:span></text:p>
      <text:p text:style-name="P5"><text:tab/> <text:s text:c="3"/>perintah seperti berikut :<text:line-break/><text:tab/><text:line-break/><text:tab/><text:tab/><text:span text:style-name="T2">$ java </text:span><text:span text:style-name="T2">Latihan</text:span><text:span text:style-name="T2">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/text:span><text:span text:style-name="T2"><text:line-break/><text:tab/><text:tab/>Instr 1</text:span></text:p>
      <text:p text:style-name="P5"><text:span text:style-name="T2"><text:tab/><text:tab/>Instr 3<text:line-break/><text:tab/><text:tab/>Instr 4</text:span></text:p>
      <text:p text:style-name="P1"><text:line-break/><text:tab/>6. Setelah proses running tampil seperti di atas, beri penjelasan dari sintaks <text:tab/> <text:s text:c="3"/>pada file Latihan.java dengan hasil running file tersebut !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ktikum Soal 5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</text:span><text:span text:style-name="T2">Latihan</text:span><text:span text:style-name="T1">{ </text:span></text:p>
      <text:p text:style-name="P10"><text:tab/><text:tab/><text:tab/>public static void main(String args[]){ </text:p>
      <text:p text:style-name="P10"/>
      <text:p text:style-name="P10"><text:tab/><text:tab/><text:tab/><text:tab/>int a = 5; </text:p>
      <text:p text:style-name="P10"/>
      <text:p text:style-name="P10"><text:tab/><text:tab/><text:tab/><text:tab/>System.out.println(a++); </text:p>
      <text:p text:style-name="P10"><text:tab/><text:tab/><text:tab/><text:tab/>System.out.println(a); </text:p>
      <text:p text:style-name="P10"/>
      <text:p text:style-name="P10"><text:tab/><text:tab/><text:tab/>} 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</text:span><text:span text:style-name="T2">Latihan</text:span><text:span text:style-name="T1">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</text:span><text:span text:style-name="T2">Latihan</text:span><text:span text:style-name="T2">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2">5</text:span></text:p>
      <text:p text:style-name="P5"><text:span text:style-name="T2"><text:tab/><text:tab/>6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6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</text:span><text:span text:style-name="T2">Latihan</text:span><text:span text:style-name="T1">{ </text:span></text:p>
      <text:p text:style-name="P10"><text:tab/><text:tab/><text:tab/>public static void main(String args[]){ </text:p>
      <text:p text:style-name="P10"><text:tab/><text:tab/><text:tab/><text:tab/>boolean coba1; </text:p>
      <text:p text:style-name="P10"><text:tab/><text:tab/><text:tab/><text:tab/>boolean coba2; </text:p>
      <text:p text:style-name="P10"/>
      <text:p text:style-name="P10"><text:tab/><text:tab/><text:tab/><text:tab/>coba1 = (10 == 1); </text:p>
      <text:p text:style-name="P10"><text:tab/><text:tab/><text:tab/><text:tab/>System.out.println(coba1); </text:p>
      <text:p text:style-name="P10"><text:tab/><text:tab/><text:tab/>} 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</text:span><text:span text:style-name="T2">Latihan</text:span><text:span text:style-name="T1">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</text:span><text:span text:style-name="T2">Latihan</text:span><text:span text:style-name="T2">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2">false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7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</text:span><text:span text:style-name="T2">Latihan</text:span><text:span text:style-name="T1">{ </text:span></text:p>
      <text:p text:style-name="P10"><text:tab/><text:tab/><text:tab/>public static void main(String args[]){ </text:p>
      <text:p text:style-name="P10"><text:tab/><text:tab/><text:tab/><text:tab/>int firstNumber, secondNumber, results; </text:p>
      <text:p text:style-name="P10"/>
      <text:p text:style-name="P10"><text:tab/><text:tab/><text:tab/><text:tab/>firstNumber = 20; </text:p>
      <text:p text:style-name="P10"><text:tab/><text:tab/><text:tab/><text:tab/>secondNumber = 10; </text:p>
      <text:p text:style-name="P10"/>
      <text:p text:style-name="P10"><text:tab/><text:tab/><text:tab/><text:tab/>results = firstNumber + secondNumber; </text:p>
      <text:p text:style-name="P10"><text:tab/><text:tab/><text:tab/><text:tab/>System.out.println(results); </text:p>
      <text:p text:style-name="P10"><text:tab/><text:tab/><text:tab/>} 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</text:span><text:span text:style-name="T2">Latihan</text:span><text:span text:style-name="T1">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</text:span><text:span text:style-name="T2">Latihan</text:span><text:span text:style-name="T2">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2"><text:tab/>30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8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</text:span><text:span text:style-name="T2">Latihan</text:span><text:span text:style-name="T1">{</text:span></text:p>
      <text:p text:style-name="P5"><text:span text:style-name="T1"><text:tab/><text:tab/><text:tab/>public static void main(String args[]){</text:span></text:p>
      <text:p text:style-name="P5"><text:span text:style-name="T1"><text:tab/><text:tab/><text:tab/><text:tab/>int count = 1;</text:span></text:p>
      <text:p text:style-name="P5"><text:span text:style-name="T1"><text:tab/><text:tab/><text:tab/><text:tab/>while(count &lt; 5){</text:span></text:p>
      <text:p text:style-name="P5"><text:span text:style-name="T1"><text:tab/><text:tab/><text:tab/><text:tab/><text:tab/>System.out.println("Count is equal to " + </text:span></text:p>
      <text:p text:style-name="P5"><text:span text:style-name="T1"><text:tab/><text:tab/><text:tab/><text:tab/><text:tab/>count);</text:span></text:p>
      <text:p text:style-name="P5"><text:span text:style-name="T1"><text:tab/><text:tab/><text:tab/><text:tab/><text:tab/>count++;</text:span></text:p>
      <text:p text:style-name="P5"><text:span text:style-name="T1"><text:tab/><text:tab/><text:tab/><text:tab/>}</text:span></text:p>
      <text:p text:style-name="P5"><text:span text:style-name="T1"><text:tab/><text:tab/><text:tab/>}</text:span>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</text:span><text:span text:style-name="T2">Latihan</text:span><text:span text:style-name="T1">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</text:span><text:span text:style-name="T2">Latihan</text:span><text:span text:style-name="T2">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2"><text:tab/>Count is equal to 1</text:span></text:p>
      <text:p text:style-name="P5"><text:span text:style-name="T2"><text:tab/><text:tab/>Count is equal to 2</text:span></text:p>
      <text:p text:style-name="P5"><text:span text:style-name="T2"><text:tab/><text:tab/>Count is equal to 3</text:span></text:p>
      <text:p text:style-name="P5"><text:span text:style-name="T2"><text:tab/><text:tab/>Count is equal to 4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Praktikum Soal 9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Latihan{</text:span></text:p>
      <text:p text:style-name="P5"><text:span text:style-name="T1"><text:tab/><text:tab/><text:tab/>public static void main(String[] args){</text:span></text:p>
      <text:p text:style-name="P5"><text:span text:style-name="T1"><text:tab/><text:tab/><text:tab/><text:tab/>int a=4,b=6;</text:span></text:p>
      <text:p text:style-name="P5"><text:span text:style-name="T1"><text:tab/><text:tab/><text:tab/><text:tab/>int num=a|b;</text:span></text:p>
      <text:p text:style-name="P5"><text:span text:style-name="T1"><text:tab/><text:tab/><text:tab/><text:tab/>if(num==4)</text:span></text:p>
      <text:p text:style-name="P5"><text:span text:style-name="T1"><text:tab/><text:tab/><text:tab/><text:tab/><text:tab/>System.out.println("value is 4");</text:span></text:p>
      <text:p text:style-name="P5"><text:span text:style-name="T1"><text:tab/><text:tab/><text:tab/><text:tab/>else if(num==5)</text:span></text:p>
      <text:p text:style-name="P5"><text:span text:style-name="T1"><text:tab/><text:tab/><text:tab/><text:tab/><text:tab/>System.out.println("value is 5");</text:span></text:p>
      <text:p text:style-name="P5"><text:span text:style-name="T1"><text:tab/><text:tab/><text:tab/><text:tab/>else if(num==6)</text:span></text:p>
      <text:p text:style-name="P5"><text:span text:style-name="T1"><text:tab/><text:tab/><text:tab/><text:tab/><text:tab/>System.out.println("value is 6");</text:span></text:p>
      <text:p text:style-name="P5"><text:span text:style-name="T1"><text:tab/><text:tab/><text:tab/><text:tab/>else if(num==7)</text:span></text:p>
      <text:p text:style-name="P5"><text:span text:style-name="T1"><text:tab/><text:tab/><text:tab/><text:tab/><text:tab/>System.out.println("value is 7");</text:span></text:p>
      <text:p text:style-name="P5"><text:span text:style-name="T1"><text:tab/><text:tab/><text:tab/>}</text:span>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Latihan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Latiha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2"><text:tab/>value is 6<text:line-break/></text:span><text:span text:style-name="T5"><text:line-break/><text:tab/>6. Setelah proses running tampil seperti di atas, beri penjelasan dari sintaks <text:tab/> <text:s text:c="3"/>pada file Latiha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10</text:p>
      <text:p text:style-name="P2"/>
      <text:p text:style-name="P3"><text:span text:style-name="T5"><text:tab/></text:span><text:span text:style-name="T6">1. Buatlah file Latihan.java.</text:span></text:p>
      <text:p text:style-name="P5"><text:tab/>2. Edit file <text:span text:style-name="T5">Latihan</text:span>.java dengan sintaks seperti ini :<text:line-break/><text:line-break/><text:tab/><text:tab/><text:span text:style-name="T1">public class Latihan{</text:span></text:p>
      <text:p text:style-name="P5"><text:span text:style-name="T1"><text:tab/><text:tab/><text:tab/>public static void main(String[] args){</text:span></text:p>
      <text:p text:style-name="P5"><text:span text:style-name="T1"><text:tab/><text:tab/><text:tab/><text:tab/>int num=11;</text:span></text:p>
      <text:p text:style-name="P5"><text:span text:style-name="T1"><text:tab/><text:tab/><text:tab/><text:tab/>if(num &gt; 5)</text:span></text:p>
      <text:p text:style-name="P5"><text:span text:style-name="T1"><text:tab/><text:tab/><text:tab/><text:tab/><text:tab/>System.out.println("Number is Greater Than </text:span></text:p>
      <text:p text:style-name="P5"><text:span text:style-name="T1"><text:tab/><text:tab/><text:tab/><text:tab/><text:tab/>5");</text:span></text:p>
      <text:p text:style-name="P5"><text:span text:style-name="T1"><text:tab/><text:tab/><text:tab/><text:tab/>else</text:span></text:p>
      <text:p text:style-name="P5"><text:span text:style-name="T1"><text:tab/><text:tab/><text:tab/><text:tab/><text:tab/>System.out.println("Number is less Than 5");</text:span></text:p>
      <text:p text:style-name="P5"><text:span text:style-name="T1"><text:tab/><text:tab/><text:tab/>}</text:span></text:p>
      <text:p text:style-name="P5"><text:span text:style-name="T1"><text:tab/><text:tab/>}<text:line-break/><text:line-break/><text:tab/></text:span>3. Compile file <text:span text:style-name="T5">Latihan</text:span>.java menggunakan java compiler (javac) :<text:line-break/><text:line-break/><text:tab/><text:tab/><text:span text:style-name="T1">$ javac Latihan.java<text:line-break/><text:line-break/><text:tab/></text:span>4. Setelah kompilasi berhasil, running file <text:span text:style-name="T5">Latihan</text:span>.java menggunakan</text:p>
      <text:p text:style-name="P5"><text:tab/> <text:s text:c="3"/>perintah seperti berikut :<text:line-break/><text:tab/><text:line-break/><text:tab/><text:tab/><text:span text:style-name="T2">$ java Latihan </text:span><text:line-break/><text:tab/><text:tab/></text:p>
      <text:p text:style-name="P1"><text:tab/>5. Setelah proses running berhasil, lihat hasil running, jika berhasil akan</text:p>
      <text:p text:style-name="P1"><text:tab/> <text:s text:c="3"/>muncul tampilan seperti di bawah ini :<text:line-break/><text:line-break/><text:tab/><text:span text:style-name="T1"><text:tab/>Number is Greater Than 5<text:line-break/></text:span><text:line-break/><text:tab/>6. Setelah proses running tampil seperti di atas, beri penjelasan dari sintaks <text:tab/> <text:s text:c="3"/>pada file Latihan.java dengan hasil running file tersebu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1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02T13:36:39</meta:creation-date>
    <dc:date>2011-10-02T21:22:20</dc:date>
    <dc:creator>izwan </dc:creator>
    <meta:editing-duration>PT07H45M41S</meta:editing-duration>
    <meta:editing-cycles>24</meta:editing-cycles>
    <meta:generator>OpenOffice.org/3.2$Linux OpenOffice.org_project/320m12$Build-9483</meta:generator>
    <meta:document-statistic meta:table-count="0" meta:image-count="0" meta:object-count="0" meta:page-count="10" meta:paragraph-count="172" meta:word-count="1216" meta:character-count="8784"/>
  </office:meta>
</office:document-meta>
</file>